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DejaVu Sans Condensed" svg:font-family="'DejaVu Sans Condensed'"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2c5745" officeooo:paragraph-rsid="002c5745"/>
    </style:style>
    <style:style style:name="P2" style:family="paragraph" style:parent-style-name="Standard">
      <style:text-properties officeooo:rsid="0035b7c1" officeooo:paragraph-rsid="0035b7c1"/>
    </style:style>
    <style:style style:name="P3" style:family="paragraph" style:parent-style-name="Standard">
      <style:text-properties officeooo:rsid="003689da" officeooo:paragraph-rsid="003689da"/>
    </style:style>
    <style:style style:name="P4" style:family="paragraph" style:parent-style-name="Standard">
      <style:text-properties fo:font-weight="bold" officeooo:rsid="003942dc" officeooo:paragraph-rsid="003942dc" style:font-weight-asian="bold"/>
    </style:style>
    <style:style style:name="P5" style:family="paragraph" style:parent-style-name="Standard">
      <style:text-properties officeooo:rsid="0048473f" officeooo:paragraph-rsid="005ae77f"/>
    </style:style>
    <style:style style:name="P6" style:family="paragraph" style:parent-style-name="Standard">
      <style:text-properties officeooo:paragraph-rsid="0062e98a"/>
    </style:style>
    <style:style style:name="P7" style:family="paragraph" style:parent-style-name="Standard">
      <style:text-properties officeooo:paragraph-rsid="001fbb3a"/>
    </style:style>
    <style:style style:name="P8" style:family="paragraph" style:parent-style-name="Standard">
      <style:text-properties officeooo:rsid="002553f2" officeooo:paragraph-rsid="0068566d"/>
    </style:style>
    <style:style style:name="P9" style:family="paragraph" style:parent-style-name="Standard">
      <style:text-properties officeooo:rsid="0090a7c1" officeooo:paragraph-rsid="0090a7c1"/>
    </style:style>
    <style:style style:name="P10" style:family="paragraph" style:parent-style-name="Standard">
      <style:text-properties officeooo:paragraph-rsid="00a7ce95"/>
    </style:style>
    <style:style style:name="P11" style:family="paragraph" style:parent-style-name="Standard">
      <style:text-properties officeooo:rsid="00a8d478" officeooo:paragraph-rsid="00a8d478"/>
    </style:style>
    <style:style style:name="P12" style:family="paragraph" style:parent-style-name="Standard">
      <style:text-properties officeooo:rsid="00ab642d" officeooo:paragraph-rsid="00b3d0ca"/>
    </style:style>
    <style:style style:name="P13" style:family="paragraph" style:parent-style-name="Standard">
      <style:paragraph-properties fo:text-align="center" style:justify-single-word="false"/>
      <style:text-properties officeooo:rsid="00ab642d" officeooo:paragraph-rsid="00ab642d" fo:background-color="#fff200"/>
    </style:style>
    <style:style style:name="P14" style:family="paragraph" style:parent-style-name="Standard">
      <style:text-properties style:use-window-font-color="true" style:font-name="Calibri" fo:font-size="11pt" fo:language="en" fo:country="US" fo:font-weight="normal" officeooo:rsid="00a0f103" officeooo:paragraph-rsid="00afa577"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5" style:family="paragraph" style:parent-style-name="Standard">
      <style:text-properties officeooo:rsid="00b8bc81" officeooo:paragraph-rsid="00b8bc81"/>
    </style:style>
    <style:style style:name="P16" style:family="paragraph" style:parent-style-name="Standard">
      <style:paragraph-properties fo:margin-top="0in" fo:margin-bottom="0in" loext:contextual-spacing="false"/>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text-properties officeooo:paragraph-rsid="0073ab6d"/>
    </style:style>
    <style:style style:name="P19" style:family="paragraph" style:parent-style-name="Standard">
      <style:paragraph-properties fo:margin-top="0in" fo:margin-bottom="0in" loext:contextual-spacing="false" fo:line-height="100%"/>
      <style:text-properties officeooo:paragraph-rsid="00755384"/>
    </style:style>
    <style:style style:name="P20" style:family="paragraph" style:parent-style-name="Standard">
      <style:paragraph-properties fo:margin-top="0in" fo:margin-bottom="0in" loext:contextual-spacing="false" fo:line-height="100%"/>
      <style:text-properties officeooo:rsid="00191a75" officeooo:paragraph-rsid="00191a75"/>
    </style:style>
    <style:style style:name="P21" style:family="paragraph" style:parent-style-name="Standard">
      <style:paragraph-properties fo:margin-top="0in" fo:margin-bottom="0in" loext:contextual-spacing="false" fo:line-height="100%"/>
      <style:text-properties officeooo:rsid="00191a75" officeooo:paragraph-rsid="008d3b04"/>
    </style:style>
    <style:style style:name="P22" style:family="paragraph" style:parent-style-name="Standard">
      <style:paragraph-properties fo:margin-top="0in" fo:margin-bottom="0in" loext:contextual-spacing="false" fo:line-height="100%"/>
      <style:text-properties officeooo:rsid="0062e98a" officeooo:paragraph-rsid="0062e98a"/>
    </style:style>
    <style:style style:name="P23"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24" style:family="paragraph" style:parent-style-name="Standard">
      <style:paragraph-properties fo:margin-top="0in" fo:margin-bottom="0in" loext:contextual-spacing="false" fo:line-height="100%"/>
      <style:text-properties officeooo:rsid="0068480f" officeooo:paragraph-rsid="0068480f"/>
    </style:style>
    <style:style style:name="P25" style:family="paragraph" style:parent-style-name="Standard">
      <style:paragraph-properties fo:margin-top="0in" fo:margin-bottom="0in" loext:contextual-spacing="false" fo:line-height="100%"/>
      <style:text-properties officeooo:rsid="00755384" officeooo:paragraph-rsid="00755384"/>
    </style:style>
    <style:style style:name="P26" style:family="paragraph" style:parent-style-name="Standard">
      <style:paragraph-properties fo:margin-top="0in" fo:margin-bottom="0in" loext:contextual-spacing="false" fo:line-height="100%"/>
      <style:text-properties officeooo:rsid="00191a75" officeooo:paragraph-rsid="00191a75" fo:background-color="#fff200"/>
    </style:style>
    <style:style style:name="P27" style:family="paragraph" style:parent-style-name="Standard">
      <style:paragraph-properties fo:margin-top="0in" fo:margin-bottom="0in" loext:contextual-spacing="false" fo:line-height="100%"/>
      <style:text-properties officeooo:rsid="00756bda" officeooo:paragraph-rsid="00756bda"/>
    </style:style>
    <style:style style:name="P28" style:family="paragraph" style:parent-style-name="Standard">
      <style:paragraph-properties fo:margin-top="0in" fo:margin-bottom="0in" loext:contextual-spacing="false" fo:line-height="100%"/>
      <style:text-properties officeooo:rsid="008e9d18" officeooo:paragraph-rsid="008e9d18"/>
    </style:style>
    <style:style style:name="P29"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77020f" officeooo:paragraph-rsid="00191a75" fo:background-color="transparent"/>
    </style:style>
    <style:style style:name="P30" style:family="paragraph" style:parent-style-name="Standard">
      <style:paragraph-properties fo:margin-top="0in" fo:margin-bottom="0in" loext:contextual-spacing="false" fo:line-height="100%"/>
      <style:text-properties officeooo:rsid="0084edcc" officeooo:paragraph-rsid="00b9c6e9"/>
    </style:style>
    <style:style style:name="P31" style:family="paragraph" style:parent-style-name="Heading_20_1">
      <style:text-properties officeooo:rsid="002f7f2c" officeooo:paragraph-rsid="002f7f2c"/>
    </style:style>
    <style:style style:name="P32" style:family="paragraph" style:parent-style-name="Heading_20_1">
      <style:text-properties fo:color="#365f91" style:font-name="Cambria" fo:font-size="14pt" fo:language="en" fo:country="US" fo:font-weight="bold" officeooo:rsid="0098a0b1" officeooo:paragraph-rsid="0098a0b1"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33" style:family="paragraph" style:parent-style-name="Preformatted_20_Text">
      <style:text-properties officeooo:rsid="003689da" officeooo:paragraph-rsid="003689da"/>
    </style:style>
    <style:style style:name="P34" style:family="paragraph" style:parent-style-name="Preformatted_20_Text">
      <style:paragraph-properties fo:margin-top="0in" fo:margin-bottom="0.1965in" loext:contextual-spacing="false"/>
    </style:style>
    <style:style style:name="P35" style:family="paragraph" style:parent-style-name="Text_20_body">
      <style:paragraph-properties fo:text-align="center" style:justify-single-word="false"/>
    </style:style>
    <style:style style:name="P36" style:family="paragraph" style:parent-style-name="Standard">
      <style:paragraph-properties fo:margin-left="0.5in" fo:margin-right="0in" fo:text-indent="0in" style:auto-text-indent="false"/>
      <style:text-properties officeooo:paragraph-rsid="008faa1d"/>
    </style:style>
    <style:style style:name="P37" style:family="paragraph" style:parent-style-name="Standard">
      <style:paragraph-properties fo:margin-top="0.1083in" fo:margin-bottom="0.1083in" loext:contextual-spacing="false"/>
      <style:text-properties officeooo:rsid="00a0f103" officeooo:paragraph-rsid="00a0f103"/>
    </style:style>
    <style:style style:name="P38" style:family="paragraph" style:parent-style-name="Footnote">
      <style:text-properties officeooo:rsid="00a6e7a2" officeooo:paragraph-rsid="00a6e7a2"/>
    </style:style>
    <style:style style:name="P39" style:family="paragraph" style:parent-style-name="Footnote">
      <style:text-properties officeooo:rsid="00ae8bee" officeooo:paragraph-rsid="00ae8bee"/>
    </style:style>
    <style:style style:name="P40" style:family="paragraph" style:parent-style-name="Standard" style:list-style-name="L1">
      <style:text-properties officeooo:rsid="00a8783f" officeooo:paragraph-rsid="00a8783f"/>
    </style:style>
    <style:style style:name="P41" style:family="paragraph" style:parent-style-name="Standard">
      <style:text-properties fo:font-variant="normal" fo:text-transform="none" fo:color="#333333" style:font-name="Source Sans Pro" fo:font-size="12pt" fo:letter-spacing="normal" fo:font-style="normal" fo:font-weight="normal" officeooo:rsid="00a8783f" officeooo:paragraph-rsid="00a8783f"/>
    </style:style>
    <style:style style:name="P42" style:family="paragraph" style:parent-style-name="Standard">
      <style:text-properties officeooo:paragraph-rsid="008e9d18"/>
    </style:style>
    <style:style style:name="P43" style:family="paragraph" style:parent-style-name="Standard">
      <style:paragraph-properties fo:text-align="center" style:justify-single-word="false"/>
      <style:text-properties officeooo:paragraph-rsid="003942dc"/>
    </style:style>
    <style:style style:name="P44" style:family="paragraph" style:parent-style-name="Standard">
      <style:paragraph-properties fo:text-align="end" style:justify-single-word="false"/>
      <style:text-properties officeooo:paragraph-rsid="003942dc"/>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7f3401" style:font-weight-asian="bold"/>
    </style:style>
    <style:style style:name="T3" style:family="text">
      <style:text-properties fo:font-weight="bold" officeooo:rsid="008cae43" style:font-weight-asian="bold"/>
    </style:style>
    <style:style style:name="T4" style:family="text">
      <style:text-properties fo:font-weight="bold" style:font-weight-asian="bold" style:font-weight-complex="bold"/>
    </style:style>
    <style:style style:name="T5" style:family="text">
      <style:text-properties fo:font-weight="bold" officeooo:rsid="00a58128" style:font-weight-asian="bold" style:font-weight-complex="bold"/>
    </style:style>
    <style:style style:name="T6" style:family="text">
      <style:text-properties fo:font-weight="bold" officeooo:rsid="00b8bc81" style:font-weight-asian="bold" style:font-weight-complex="bold"/>
    </style:style>
    <style:style style:name="T7" style:family="text">
      <style:text-properties fo:font-weight="bold" officeooo:rsid="00a9707c" style:font-weight-asian="bold" style:font-weight-complex="bold"/>
    </style:style>
    <style:style style:name="T8" style:family="text">
      <style:text-properties fo:font-size="22pt" style:font-size-asian="22pt"/>
    </style:style>
    <style:style style:name="T9" style:family="text">
      <style:text-properties fo:font-size="22pt" officeooo:rsid="00191a75" style:font-size-asian="22pt"/>
    </style:style>
    <style:style style:name="T10" style:family="text">
      <style:text-properties fo:font-size="22pt" officeooo:rsid="0062e98a" style:font-size-asian="22pt"/>
    </style:style>
    <style:style style:name="T11" style:family="text">
      <style:text-properties fo:font-style="italic" style:font-style-asian="italic" style:font-style-complex="italic"/>
    </style:style>
    <style:style style:name="T12" style:family="text">
      <style:text-properties fo:font-style="italic" officeooo:rsid="009c402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9707c"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officeooo:rsid="00a58128" style:font-style-asian="italic" style:font-weight-asian="bold" style:font-style-complex="italic" style:font-weight-complex="bold"/>
    </style:style>
    <style:style style:name="T16" style:family="text">
      <style:text-properties officeooo:rsid="00191a75"/>
    </style:style>
    <style:style style:name="T17" style:family="text">
      <style:text-properties officeooo:rsid="001a0952"/>
    </style:style>
    <style:style style:name="T18" style:family="text">
      <style:text-properties officeooo:rsid="001a5996"/>
    </style:style>
    <style:style style:name="T19" style:family="text">
      <style:text-properties officeooo:rsid="001a6268"/>
    </style:style>
    <style:style style:name="T20" style:family="text">
      <style:text-properties officeooo:rsid="001c2e80"/>
    </style:style>
    <style:style style:name="T21" style:family="text">
      <style:text-properties officeooo:rsid="002c5745"/>
    </style:style>
    <style:style style:name="T22" style:family="text">
      <style:text-properties officeooo:rsid="002d9e0f"/>
    </style:style>
    <style:style style:name="T23" style:family="text">
      <style:text-properties officeooo:rsid="0031691b"/>
    </style:style>
    <style:style style:name="T24" style:family="text">
      <style:text-properties officeooo:rsid="003dc020"/>
    </style:style>
    <style:style style:name="T25" style:family="text">
      <style:text-properties officeooo:rsid="0044f0ae"/>
    </style:style>
    <style:style style:name="T26" style:family="text">
      <style:text-properties officeooo:rsid="004732eb"/>
    </style:style>
    <style:style style:name="T27" style:family="text">
      <style:text-properties fo:background-color="#fff200" loext:char-shading-value="0"/>
    </style:style>
    <style:style style:name="T28" style:family="text">
      <style:text-properties officeooo:rsid="009b77d3" fo:background-color="#fff200" loext:char-shading-value="0"/>
    </style:style>
    <style:style style:name="T29" style:family="text">
      <style:text-properties officeooo:rsid="00a57887" fo:background-color="#fff200" loext:char-shading-value="0"/>
    </style:style>
    <style:style style:name="T30" style:family="text">
      <style:text-properties officeooo:rsid="00ab642d" fo:background-color="#fff200" loext:char-shading-value="0"/>
    </style:style>
    <style:style style:name="T31" style:family="text">
      <style:text-properties fo:color="#0000ff"/>
    </style:style>
    <style:style style:name="T32" style:family="text">
      <style:text-properties fo:color="#0000ff" officeooo:rsid="00878944"/>
    </style:style>
    <style:style style:name="T33" style:family="text">
      <style:text-properties fo:color="#0000ff" officeooo:rsid="009c402e"/>
    </style:style>
    <style:style style:name="T34" style:family="text">
      <style:text-properties fo:font-size="12pt" officeooo:rsid="00191a75" style:font-size-asian="12pt" style:font-size-complex="12pt"/>
    </style:style>
    <style:style style:name="T35" style:family="text">
      <style:text-properties officeooo:rsid="0062e98a"/>
    </style:style>
    <style:style style:name="T36" style:family="text">
      <style:text-properties officeooo:rsid="001fbb3a"/>
    </style:style>
    <style:style style:name="T37" style:family="text">
      <style:text-properties fo:font-variant="normal" fo:text-transform="none" fo:color="#333333" style:font-name="Source Sans Pro" fo:font-size="12pt" fo:letter-spacing="normal" fo:font-style="normal" fo:font-weight="normal"/>
    </style:style>
    <style:style style:name="T38" style:family="text">
      <style:text-properties fo:font-variant="normal" fo:text-transform="none" fo:color="#333333" style:font-name="Source Sans Pro" fo:font-size="12pt" fo:letter-spacing="normal" fo:font-style="normal" fo:font-weight="normal" officeooo:rsid="0077020f" fo:background-color="transparent" loext:char-shading-value="0"/>
    </style:style>
    <style:style style:name="T39" style:family="text">
      <style:text-properties fo:font-variant="normal" fo:text-transform="none" fo:color="#333333" style:font-name="Source Sans Pro" fo:font-size="12pt" fo:letter-spacing="normal" fo:font-style="normal" fo:font-weight="normal" officeooo:rsid="00965a66"/>
    </style:style>
    <style:style style:name="T40" style:family="text">
      <style:text-properties fo:font-variant="normal" fo:text-transform="none" fo:color="#333333" style:font-name="Source Sans Pro" fo:font-size="12pt" fo:letter-spacing="normal" fo:font-style="normal" fo:font-weight="normal" officeooo:rsid="00a0e99d"/>
    </style:style>
    <style:style style:name="T41" style:family="text">
      <style:text-properties fo:font-variant="normal" fo:text-transform="none" fo:color="#333333" style:font-name="Source Sans Pro" fo:font-size="12pt" fo:letter-spacing="normal" fo:font-style="normal" fo:font-weight="normal" officeooo:rsid="00a70045"/>
    </style:style>
    <style:style style:name="T42" style:family="text">
      <style:text-properties fo:font-variant="normal" fo:text-transform="none" fo:color="#333333" style:font-name="Source Sans Pro" fo:font-size="12pt" fo:letter-spacing="normal" fo:font-style="normal" fo:font-weight="normal" officeooo:rsid="00a7ce95"/>
    </style:style>
    <style:style style:name="T43" style:family="text">
      <style:text-properties fo:font-variant="normal" fo:text-transform="none" fo:color="#333333" style:font-name="Source Sans Pro" fo:font-size="12pt" fo:letter-spacing="normal" fo:font-style="normal" style:text-underline-style="none" fo:font-weight="normal"/>
    </style:style>
    <style:style style:name="T44" style:family="text">
      <style:text-properties fo:font-variant="normal" fo:text-transform="none" fo:color="#333333" style:font-name="Source Sans Pro" fo:font-size="12pt" fo:letter-spacing="normal" fo:font-style="italic" fo:font-weight="normal" officeooo:rsid="00965a66" style:font-style-asian="italic" style:font-style-complex="italic"/>
    </style:style>
    <style:style style:name="T45" style:family="text">
      <style:text-properties fo:font-variant="normal" fo:text-transform="none" fo:color="#333333" style:font-name="Source Sans Pro" fo:font-size="12pt" fo:letter-spacing="normal" fo:font-style="italic" fo:font-weight="normal" officeooo:rsid="00a70045" style:font-style-asian="italic" style:font-style-complex="italic"/>
    </style:style>
    <style:style style:name="T46" style:family="text">
      <style:text-properties fo:font-variant="normal" fo:text-transform="none" style:use-window-font-color="true"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7" style:family="text">
      <style:text-properties officeooo:rsid="006e5a38"/>
    </style:style>
    <style:style style:name="T48" style:family="text">
      <style:text-properties officeooo:rsid="00755384"/>
    </style:style>
    <style:style style:name="T49" style:family="text">
      <style:text-properties officeooo:rsid="0080bfcf"/>
    </style:style>
    <style:style style:name="T50" style:family="text">
      <style:text-properties officeooo:rsid="008d3b04"/>
    </style:style>
    <style:style style:name="T51" style:family="text">
      <style:text-properties officeooo:rsid="008e9d18"/>
    </style:style>
    <style:style style:name="T52" style:family="text">
      <style:text-properties officeooo:rsid="00965a66"/>
    </style:style>
    <style:style style:name="T53" style:family="text">
      <style:text-properties officeooo:rsid="009a62b4"/>
    </style:style>
    <style:style style:name="T54" style:family="text">
      <style:text-properties officeooo:rsid="009b77d3"/>
    </style:style>
    <style:style style:name="T55" style:family="text">
      <style:text-properties officeooo:rsid="009c402e"/>
    </style:style>
    <style:style style:name="T56" style:family="text">
      <style:text-properties officeooo:rsid="00a385ad"/>
    </style:style>
    <style:style style:name="T57" style:family="text">
      <style:text-properties officeooo:rsid="00a57887"/>
    </style:style>
    <style:style style:name="T58" style:family="text">
      <style:text-properties officeooo:rsid="00a58128"/>
    </style:style>
    <style:style style:name="T59" style:family="text">
      <style:text-properties officeooo:rsid="00a96969"/>
    </style:style>
    <style:style style:name="T60" style:family="text">
      <style:text-properties officeooo:rsid="00a9707c"/>
    </style:style>
    <style:style style:name="T61" style:family="text">
      <style:text-properties officeooo:rsid="00afa577"/>
    </style:style>
    <style:style style:name="T62" style:family="text">
      <style:text-properties officeooo:rsid="00b8bc81"/>
    </style:style>
    <style:style style:name="T63" style:family="text">
      <style:text-properties style:text-underline-style="solid" style:text-underline-width="auto" style:text-underline-color="font-color" fo:font-weight="bold" officeooo:rsid="00a58128" style:font-weight-asian="bold" style:font-weight-complex="bold"/>
    </style:style>
    <style:style style:name="T64" style:family="text">
      <style:text-properties officeooo:rsid="00bf77cf"/>
    </style:style>
    <style:style style:name="T6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4">OWASP ESAPI for Java</text:p>
          </table:table-cell>
          <table:table-cell office:value-type="string">
            <text:p text:style-name="P43"><text:span text:style-name="T1">Security </text:span><text:span text:style-name="T2">Bulletin</text:span><text:span text:style-name="T1"> #</text:span><text:span text:style-name="T3">11</text:span></text:p>
            <text:p text:style-name="P13"><text:span text:style-name="T3">P</text:span><text:span text:style-name="T1">reliminary Draft</text:span><text:span text:style-name="T1"><text:note text:id="ftn1" text:note-class="footnote"><text:note-citation>1</text:note-citation><text:note-body><text:p text:style-name="P39">We are waiting on feedback from the author of the ESAPI WAF. If it does not have other mechanisms that attempt to address DoS attacks, then it probably isn’t worth trying to address this CVE there as the remediation is in reality not very effective. Hopefully, we will know more about that no later than April 10, 2023. Unfortunately, if Apache Commons FileUpload would have remediated this CVE so that it was secure-by-default, we wouldn’t even probably have this footnote.</text:p></text:note-body></text:note></text:span></text:p>
          </table:table-cell>
          <table:table-cell office:value-type="string">
            <text:p text:style-name="P44"><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9">How Does </text:span><text:span text:style-name="T10">CVE-2023-24998</text:span><text:span text:style-name="T8"> </text:span><text:span text:style-name="T9">Impact ESAPI?</text:span></text:p>
      <text:p text:style-name="P35"><text:span text:style-name="T34">Kevin W. Wall &lt;</text:span><text:a xlink:type="simple" xlink:href="mailto:kevin.w.wall@gmail.com" text:style-name="ListLabel_20_2" text:visited-style-name="ListLabel_20_2"><text:span text:style-name="Internet_20_link"><text:span text:style-name="T34">kevin.w.wall@gmail.com</text:span></text:span></text:a><text:span text:style-name="T34">&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7">Category:</text:p>
          </table:table-cell>
          <table:table-cell table:style-name="Table2.A1" office:value-type="string">
            <text:p text:style-name="P26"/>
            <text:p text:style-name="P29">Apache Commons FileUpload before 1.5 does not limit the number of request parts to be processed resulting in the possibility of an attacker triggering a <text:span text:style-name="T62">Denial of Service (</text:span>DoS<text:span text:style-name="T62">)</text:span> with a malicious upload or series of uploads. Note that, like all of the file upload limits, the new configuration option (FileUploadBase#setFileCountMax) is not enabled by default and must be explicitly configured.</text:p>
          </table:table-cell>
        </table:table-row>
        <table:table-row table:style-name="Table2.1">
          <table:table-cell table:style-name="Table2.A1" office:value-type="string">
            <text:p text:style-name="P17">Module:</text:p>
          </table:table-cell>
          <table:table-cell table:style-name="Table2.A1" office:value-type="string">
            <text:p text:style-name="P21"><text:span text:style-name="T38">Apache Commons FileUpload</text:span> – a <text:span text:style-name="T50">direct</text:span> <text:span text:style-name="T47">compile-time </text:span>dependency used by ESAPI <text:span text:style-name="T22">to support “file uploading” over HTTP.</text:span></text:p>
          </table:table-cell>
        </table:table-row>
        <table:table-row table:style-name="Table2.1">
          <table:table-cell table:style-name="Table2.A1" office:value-type="string">
            <text:p text:style-name="P17">Announced:</text:p>
          </table:table-cell>
          <table:table-cell table:style-name="Table2.A1" office:value-type="string">
            <text:p text:style-name="P18"><text:span text:style-name="aqj"><text:span text:style-name="T49">In this security bulletin.</text:span></text:span></text:p>
          </table:table-cell>
        </table:table-row>
        <table:table-row table:style-name="Table2.1">
          <table:table-cell table:style-name="Table2.A1" office:value-type="string">
            <text:p text:style-name="P17">Credits:</text:p>
          </table:table-cell>
          <table:table-cell table:style-name="Table2.A1" office:value-type="string">
            <text:p text:style-name="P19"><text:span text:style-name="T48"><text:s/>GitHub Dependabot, Snyk, </text:span><text:span text:style-name="T46">Martin Bektchiev</text:span></text:p>
          </table:table-cell>
        </table:table-row>
        <table:table-row table:style-name="Table2.1">
          <table:table-cell table:style-name="Table2.A1" office:value-type="string">
            <text:p text:style-name="P17">Affects:</text:p>
          </table:table-cell>
          <table:table-cell table:style-name="Table2.A1" office:value-type="string">
            <text:p text:style-name="P20">All versions of ESAPI 2.x <text:span text:style-name="T57">prior to 2.5.2.0 and all versions of ESAPI 1.x.</text:span></text:p>
          </table:table-cell>
        </table:table-row>
        <table:table-row table:style-name="Table2.1">
          <table:table-cell table:style-name="Table2.A1" office:value-type="string">
            <text:p text:style-name="P17"><text:span text:style-name="T21">Details</text:span>:</text:p>
          </table:table-cell>
          <table:table-cell table:style-name="Table2.A1" office:value-type="string">
            <text:p text:style-name="P23"><text:span text:style-name="T56">E</text:span>xploitable as used by ESAPI, <text:span text:style-name="T56">but s</text:span>ee discussion below <text:span text:style-name="T58">for important details</text:span>.</text:p>
          </table:table-cell>
        </table:table-row>
        <table:table-row table:style-name="Table2.1">
          <table:table-cell table:style-name="Table2.A1" office:value-type="string">
            <text:p text:style-name="P17"><text:span text:style-name="T16">GitHub</text:span> Issue #:</text:p>
          </table:table-cell>
          <table:table-cell table:style-name="Table2.A1" office:value-type="string">
            <text:p text:style-name="P27">None.</text:p>
          </table:table-cell>
        </table:table-row>
        <table:table-row table:style-name="Table2.1">
          <table:table-cell table:style-name="Table2.A8" office:value-type="string">
            <text:p text:style-name="P24">Related:</text:p>
          </table:table-cell>
          <table:table-cell table:style-name="Table2.A8" office:value-type="string">
            <text:p text:style-name="P25"><text:span text:style-name="T29">CVE-2023-ABCDE </text:span><text:span text:style-name="T30">(TBD)</text:span><text:span text:style-name="T57">; n</text:span>o other ESAPI security bulletin<text:span text:style-name="T50">s.</text:span></text:p>
          </table:table-cell>
        </table:table-row>
        <table:table-row table:style-name="Table2.1">
          <table:table-cell table:style-name="Table2.A1" office:value-type="string">
            <text:p text:style-name="P17">CWE:</text:p>
          </table:table-cell>
          <table:table-cell table:style-name="Table2.A1" office:value-type="string">
            <text:p text:style-name="P17">CWE-<text:span text:style-name="T51">770 (Allocation of Resources Without Limits or Throttling)</text:span></text:p>
          </table:table-cell>
        </table:table-row>
        <table:table-row table:style-name="Table2.1">
          <table:table-cell table:style-name="Table2.A1" office:value-type="string">
            <text:p text:style-name="P17">CVE Identifier:</text:p>
          </table:table-cell>
          <table:table-cell table:style-name="Table2.A1" office:value-type="string">
            <text:p text:style-name="P22">CVE-2023-24998</text:p>
          </table:table-cell>
        </table:table-row>
        <table:table-row table:style-name="Table2.1">
          <table:table-cell table:style-name="Table2.A1" office:value-type="string">
            <text:p text:style-name="P17">CVSS Severity (version <text:span text:style-name="T18">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17">CVSS v<text:span text:style-name="T17">3.1</text:span> Base Score:</text:p>
                </table:table-cell>
                <table:table-cell table:style-name="Table1.A1" office:value-type="string">
                  <text:p text:style-name="P25"><text:span text:style-name="T51">7.5 </text:span>(High)</text:p>
                </table:table-cell>
              </table:table-row>
              <table:table-row table:style-name="Table1.1">
                <table:table-cell table:style-name="Table1.A1" office:value-type="string">
                  <text:p text:style-name="P17"><text:s text:c="4"/>Impact Subscore:</text:p>
                </table:table-cell>
                <table:table-cell table:style-name="Table1.A1" office:value-type="string">
                  <text:p text:style-name="P28">3.6</text:p>
                </table:table-cell>
              </table:table-row>
              <table:table-row table:style-name="Table1.1">
                <table:table-cell table:style-name="Table1.A1" office:value-type="string">
                  <text:p text:style-name="P17"><text:s text:c="4"/>Exploitability S<text:span text:style-name="T24">ubscore:</text:span></text:p>
                </table:table-cell>
                <table:table-cell table:style-name="Table1.A1" office:value-type="string">
                  <text:p text:style-name="P28">3.9</text:p>
                </table:table-cell>
              </table:table-row>
              <table:table-row table:style-name="Table1.1">
                <table:table-cell table:style-name="Table1.A1" office:value-type="string">
                  <text:p text:style-name="P17">CVSS Vector</text:p>
                </table:table-cell>
                <table:table-cell table:style-name="Table1.A1" office:value-type="string">
                  <text:p text:style-name="P17"><text:span text:style-name="Internet_20_link"><text:span text:style-name="T43">CVSS:3.1/AV:N/AC:L/PR:N/UI:N/S:U/C:N/I:N/A:H</text:span></text:span></text:p>
                </table:table-cell>
              </table:table-row>
            </table:table>
            <text:p text:style-name="P16"/>
          </table:table-cell>
        </table:table-row>
      </table:table>
      <text:h text:style-name="Heading_20_1" text:outline-level="1"><text:soft-page-break/>Background</text:h>
      <text:p text:style-name="Standard"><text:a xlink:type="simple" xlink:href="https://owasp.org/www-project-enterprise-security-api/" text:style-name="Internet_20_link" text:visited-style-name="Visited_20_Internet_20_Link">OWASP ESAPI</text:a> (<text:span text:style-name="T20">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42">One of the security controls provided by ESAPI for Java is <text:span text:style-name="T19">its provision for (relatively) “safe file uploads”. ESAPI leverages the functionality of Apache Commons FileUpload to achieve this functionality.</text:span></text:p>
      <text:h text:style-name="Heading_20_1" text:outline-level="1">Problem Description</text:h>
      <text:p text:style-name="P7"><text:span text:style-name="T36">According to the description in NIST’s National Vulnerability Database (NVD), the current description for </text:span><text:a xlink:type="simple" xlink:href="https://nvd.nist.gov/vuln/detail/CVE-2023-24998" text:style-name="Internet_20_link" text:visited-style-name="Visited_20_Internet_20_Link"><text:span text:style-name="T36">CVE-2023-24998</text:span></text:a><text:span text:style-name="T36"> states:</text:span></text:p>
      <text:p text:style-name="P36"><text:span text:style-name="T36">“</text:span><text:span text:style-name="T38">Apache Commons FileUpload before 1.5 does not limit the number of request parts to be processed resulting in the possibility of an attacker triggering a DoS with a malicious upload or series of uploads. Note that, like all of the file upload limits, the new configuration option (FileUploadBase#setFileCountMax) is not enabled by default and must be explicitly configured.”</text:span></text:p>
      <text:p text:style-name="P8">So the real question that everyone is asking is will using ESAPI leave my application code exposed to <text:span text:style-name="T35">CVE-2023-24998</text:span> in a manner that makes this CVE exploitable? That is the question this analysis attempts to answer, but the TL;DR answer for those of you not interested in the details is, “<text:span text:style-name="T58">Yes”.</text:span></text:p>
      <text:p text:style-name="P9">ESAPI only uses Apache Commons FileUpload <text:span text:style-name="T58">all of</text:span> the HTTPUtilities.getFileUploads() methods and in the <text:span text:style-name="T58">ESAPI WAF class (</text:span>ESAPIWebApplicationFirewallFilter<text:span text:style-name="T58">), specifically an</text:span> <text:span text:style-name="T58">internal implementation</text:span> class that the ESAPI WAF uses <text:span text:style-name="T58">(InterceptingHTTPServletRequest</text:span>). <text:span text:style-name="T4">Thus, if you are not using one of those, you are not even interacting with </text:span><text:span text:style-name="T5">Apache </text:span><text:span text:style-name="T4">Commons FileUpload at all </text:span><text:span text:style-name="T5">and thus are </text:span><text:span text:style-name="T15">NOT</text:span><text:span text:style-name="T5"> affected.</text:span><text:span text:style-name="T58"> However, if you are using any of the HTTPUtilities.getFileUploads() on have the ESAPI WAF enabled, you likely are affected.</text:span></text:p>
      <text:p text:style-name="P10"><text:span text:style-name="T52">The (original</text:span><text:span text:style-name="T52"><text:note text:id="ftn2" text:note-class="footnote"><text:note-citation>2</text:note-citation><text:note-body><text:p text:style-name="P38">By the time you read this, hopefully the original CVE description will have been updated as per my request to note all the affected Apache Commons FileUpload classes rather than only the single abstract class.</text:p></text:note-body></text:note></text:span><text:span text:style-name="T52">) description for CVE-2023-24998 implies that the “problem” was with the </text:span><text:span text:style-name="T37">FileUploadBase </text:span><text:span text:style-name="T39">class. Indeed, a </text:span><text:span text:style-name="T41">cursory</text:span><text:span text:style-name="T39"> examination of this class between the 1.4 and 1.5 releases shows that the 1.5 version added a counter (fileCountMax) for the maximum allowed files </text:span><text:span text:style-name="T44">per single </text:span><text:span text:style-name="T45">HTTP </text:span><text:span text:style-name="T44">request</text:span><text:span text:style-name="T39"> and if that counter is exceeded, a FileCountLimitExceededException is thrown. There were also setter / getter </text:span><text:soft-page-break/><text:span text:style-name="T39">methods for that counter added and as noted in the CVE description one must explicitly call FileUploadBase.setFileCountMax() before doing the uploads, otherwise no upper limit is enforced. </text:span><text:span text:style-name="T41">But what is easy to miss is that FileUploadBase is an </text:span><text:span text:style-name="T45">abstract</text:span><text:span text:style-name="T41"> class and that in turn implies that other classes must be impacted as well. In other words, one cannot simply recursively grep </text:span><text:span text:style-name="T42">one’s source code for FileUploadBase to see if you are using it and if not, conclude that your code is not affected. Instead, you must also look for all these other Apache Commons FileUpload classes that are subclasses of FileUploadBase and check to see if you are using them as well. As it turns out, the <text:s/>Apache Commons FileUpload classes that exend FileUploadBase are:</text:span></text:p>
      <text:list xml:id="list4077530612" text:style-name="L1">
        <text:list-item>
          <text:p text:style-name="P40"><text:span text:style-name="T42">o</text:span><text:span text:style-name="T37">rg.apache.commons.fileupload.diskFileUpload</text:span></text:p>
        </text:list-item>
        <text:list-item>
          <text:p text:style-name="P40"><text:span text:style-name="T42">o</text:span><text:span text:style-name="T37">rg.apache.commons.fileupload.FileUpload</text:span></text:p>
        </text:list-item>
        <text:list-item>
          <text:p text:style-name="P40"><text:span text:style-name="T42">o</text:span><text:span text:style-name="T37">rg.apache.commons.fileupload.portlet.PortletFileUpload</text:span></text:p>
        </text:list-item>
        <text:list-item>
          <text:p text:style-name="P40"><text:span text:style-name="T42">o</text:span><text:span text:style-name="T37">rg.apache.commons.fileupload.servlet.ServletFileUpload</text:span></text:p>
        </text:list-item>
      </text:list>
      <text:p text:style-name="P41">So, minimally one needs to search for the use of any of these subclasses as well as the abstract FileUploadBase class.</text:p>
      <text:p text:style-name="P11"><text:span text:style-name="T40">A</text:span><text:span text:style-name="T37">s it turns out, ESAPI uses the ServletFileUpload class, which makes the DoS vulnerability described in CVE-2023-24998, exploitable in ESAPI.</text:span></text:p>
      <text:p text:style-name="P37">Thus, our conclusion is, this CVE <text:span text:style-name="T11">is</text:span> exploitable via ESAPI. <text:span text:style-name="T59">Because of this, the ESAPI team is working with GitHub Security team to file a CVE specific to ESAPI. That will allow us to make the CVE description specific to the affected classes in ESAPI.</text:span></text:p>
      <text:h text:style-name="P32" text:outline-level="1">Related Concerns</text:h>
      <text:p text:style-name="P14">Please see CVE-2023-ABCDE (TBD) for additional details.</text:p>
      <text:h text:style-name="Heading_20_1" text:outline-level="1">Impact</text:h>
      <text:p text:style-name="P15">The underlying problem is that an attacker can keep uploading so many new uniquely named files that eventually your system resources (inodes for *nix file systems) become exhausted and no more files will be able to be able to be created on that file system. Hence the DoS aspect.</text:p>
      <text:p text:style-name="P1"><text:span text:style-name="T6">If your application is </text:span><text:span text:style-name="T14">not</text:span><text:span text:style-name="T7"> using the ESAPI WAF or one of the HTTPUtilities.getFileUploads() method,s then your application are not impacted by the DoS vulnerability in CVE-2023-24998.</text:span><text:span text:style-name="T60"> If that is the case with any of application using ESAPI, Software Composition Analysis (SCA) tools and/or services like OWASP Dependency Check, </text:span>BlackDuck, Snyk, Veracode's SourceClear, <text:span text:style-name="T23">GitHub Dependabot, </text:span>etc. <text:soft-page-break/>will continue to give you warnings that you may be required to explain to your management <text:span text:style-name="T25">in order to justify continue using ESAPI in your application. And while we would like you to update to 2.5.2.0 or whatever the latest, you can use the Workarounds section to quiet your SCA tools and point your management to this Security Bulletin as justification for doing so.</text:span></text:p>
      <text:p text:style-name="P12"><office:annotation office:name="__Annotation__579_4070432679"><dc:creator>Kevin Wall</dc:creator><dc:date>2023-04-04T11:10:15.912916995</dc:date><loext:sender-initials>KWW</loext:sender-initials><text:p text:style-name="P45"><text:span text:style-name="T65">TODO: This needs cleaned up. It is too long and sounds more like a rant than useful information.</text:span></text:p></office:annotation>However, if <text:span text:style-name="T62">your applications</text:span> <text:span text:style-name="T13">are</text:span> using one of the HTTPUtilities.getFileUploads() <text:span text:style-name="T62">methods or (possibly) the ESAPI WAF, then you can be subject to a DoS attack. <text:s/>Specifically, a successful attack could result in an attacker creating files on your file system that you are using for uploading files until no more additional files can be added. (That is, on *nix systems, this is a DoS attack against inodes on a file system or possibly against disk quota restrictions.) I believe that Apache Commons Files should have addressed this CVE so that it was secure-by-default so that it would have been sufficient to simply upgrade to if version 1.5 or later and simply set the file count limit via a system property rather than requiring that developers make explicit calls to FileUploadBase.setFileCountMax() (which would still be allowed and would override that said system property). But regardless, the Apache Commons FileUpload patch for CVE-2023-24998 is not likely to be very effective unless it wasn’t an issue in your application in the first place. To be truthful, if you wish to support file uploads at all and implement it so that it is not subject to DoS attacks related repeated uploading of numerous files, then it is not sufficient to simply add a mechanism that imposes an limit on the number of uploaded files on a per HTTP request. That upper bound must apply per authenticated user , not per anonymous HTTP request attempts. If you want to address that, I suggest using a separate independent WAF (the poor man’s ESAPI WAF does not attempt to address DoS type attacks via request throttling, etc); it or perhaps a RASP solution similar to OWASP AppSensor and impose limits per user or at least rate limiting per IP address. For a determined attacker who wishes to cause a DoS attack by making your server run out of inodes or run out out of file system space, placing restrictions only on a per HTTP request basis rather than taking a more holistic approach is not going to do anything but slow them down a bit. It could even make the situation worse. If you have (say) only 20,000 inodes available and you allow only 20 files to be uploaded per request a determined DoS attacker cares little if they can use all those inodes with a single HTTP request or if then need to make 1000 HTTP requests to do so. And the 1000 HTTP requests may be worse because then may do all of those requests in parallel and spike your server’s CPU resources as well. So, let’s not pretend this is a real solution. It is but a Band-Aid on a potentially gushing artery. An real solution to preventing DoS attacks almost certainly is more complicated than something that can be placed in some library. But to do that, library provides such as Apache Commons FileUpload or OWASP ESAPI would have to take much stricter measures, such as requiring that users uploading files are authenticated and to do that would make that functionality much less useful to the others who had a legitimate use case for anonymous file uploads and who don’t wish to consider DoS attacks against it as part of their threat model.</text:span><office:annotation-end office:name="__Annotation__579_4070432679"/></text:p>
      <text:h text:style-name="Heading_20_1" text:outline-level="1"><text:soft-page-break/>Workaround</text:h>
      <text:p text:style-name="P2">If you <text:span text:style-name="T53">must use an ESAPI release prior to 2.5.2.0 and you are not using any of the HTTPUtilities.getFileUploads() methods or the ESAPI WAF (see the “Problem Description” section), then </text:span>you can use the follow<text:span text:style-name="T26">ing</text:span> (or similar) workaround when building your project <text:span text:style-name="T61">to keep your SCA tools from complaining.</text:span></text:p>
      <text:p text:style-name="P5"><text:span text:style-name="T55">First</text:span>, in your application’s pom.xml, reference your dependency on the ESAPI jar in this manner, <text:span text:style-name="T55">to exclude the vulnerable version of Commons FileUpload:</text:span></text:p>
      <text:p text:style-name="P33"><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1">2.</text:span></text:span><text:span text:style-name="Source_20_Text"><text:span text:style-name="T33">5.1</text:span></text:span><text:span text:style-name="Source_20_Text"><text:span text:style-name="T32">.0</text:span></text:span><text:span text:style-name="Source_20_Text">&lt;/version&gt; <text:s/></text:span><text:span text:style-name="Source_20_Text"><text:span text:style-name="T53">&lt;!-- Or whatever ESAPI version you are using. --&gt;</text:span></text:span></text:p>
      <text:p text:style-name="Preformatted_20_Text"><text:span text:style-name="Source_20_Text"><text:s text:c="6"/></text:span><text:span text:style-name="Source_20_Text"><text:span text:style-name="T27">&lt;exclusions&gt;</text:span></text:span></text:p>
      <text:p text:style-name="Preformatted_20_Text"><text:span text:style-name="Source_20_Text"><text:s text:c="10"/></text:span><text:span text:style-name="Source_20_Text"><text:span text:style-name="T27">&lt;exclusion&gt;</text:span></text:span></text:p>
      <text:p text:style-name="Preformatted_20_Text"><text:span text:style-name="Source_20_Text"><text:s text:c="13"/></text:span><text:span text:style-name="Source_20_Text"><text:span text:style-name="T27">&lt;groupId&gt;</text:span></text:span><text:span text:style-name="Source_20_Text"><text:span text:style-name="T28">commons-fileuplad</text:span></text:span><text:span text:style-name="Source_20_Text"><text:span text:style-name="T27">&lt;/groupId&gt;</text:span></text:span></text:p>
      <text:p text:style-name="Preformatted_20_Text"><text:span text:style-name="Source_20_Text"><text:s text:c="13"/></text:span><text:span text:style-name="Source_20_Text"><text:span text:style-name="T27">&lt;artifactId&gt;</text:span></text:span><text:span text:style-name="Source_20_Text"><text:span text:style-name="T28">commons-fileupload</text:span></text:span><text:span text:style-name="Source_20_Text"><text:span text:style-name="T27">&lt;/artifactId&gt;</text:span></text:span></text:p>
      <text:p text:style-name="Preformatted_20_Text"><text:span text:style-name="Source_20_Text"><text:s text:c="10"/></text:span><text:span text:style-name="Source_20_Text"><text:span text:style-name="T27">&lt;/exclusion&gt;</text:span></text:span></text:p>
      <text:p text:style-name="Preformatted_20_Text"><text:span text:style-name="Source_20_Text"><text:s text:c="6"/>&lt;/exclusions&gt;</text:span></text:p>
      <text:p text:style-name="P34"><text:span text:style-name="Source_20_Text"><text:s text:c="4"/>&lt;/dependency&gt;</text:span></text:p>
      <text:p text:style-name="P3">When you then build your project, this should exclude the <text:span text:style-name="T54">Commons FileUpload</text:span> jar from your classpath (Note that you do not have to specify a ‘version’ <text:span text:style-name="T55">where you are </text:span><text:span text:style-name="T12">excluding</text:span><text:span text:style-name="T55"> a jar</text:span>.)</text:p>
      <text:p text:style-name="P3">You can also exclude specific transitive dependencies using Gradle. If you use Grad<text:span text:style-name="T64">l</text:span>e, follow these <text:a xlink:type="simple" xlink:href="https://discuss.gradle.org/t/how-do-i-exclude-specific-transitive-dependencies-of-something-i-depend-on/17991" text:style-name="Internet_20_link" text:visited-style-name="Visited_20_Internet_20_Link">general instructions</text:a>.</text:p>
      <text:h text:style-name="P31" text:outline-level="1">Acknowledgments</text:h>
      <text:p text:style-name="P30"><text:span text:style-name="T48"><text:s/>GitHub Dependabot, Snyk, </text:span><text:span text:style-name="T46">Martin Bektchiev</text:span></text:p>
      <text:h text:style-name="Heading_20_1" text:outline-level="1">References</text:h>
      <text:p text:style-name="P6"><text:a xlink:type="simple" xlink:href="https://nvd.nist.gov/vuln/detail/CVE-2023-24998" text:style-name="Internet_20_link" text:visited-style-name="Visited_20_Internet_20_Link">https://nvd.nist.gov/vuln/detail/CVE-2023-2499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DejaVu Sans Condensed" svg:font-family="'DejaVu Sans Condensed'"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2-04-24T17:51:54.710384414</meta:print-date>
    <dc:date>2023-04-04T23:26:58.966068910</dc:date>
    <meta:editing-cycles>106</meta:editing-cycles>
    <meta:editing-duration>P1DT17H41M21S</meta:editing-duration>
    <meta:generator>LibreOffice/6.0.7.3$Linux_X86_64 LibreOffice_project/00m0$Build-3</meta:generator>
    <meta:printed-by>Kevin Wall</meta:printed-by>
    <meta:document-statistic meta:table-count="3" meta:image-count="0" meta:object-count="0" meta:page-count="5" meta:paragraph-count="80" meta:word-count="1737" meta:character-count="11225" meta:non-whitespace-character-count="9474"/>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